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BankGothic Md BT" svg:font-family="'BankGothic Md BT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2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2.731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PageStyle_5f_Vision_20_Electronics">
      <style:table-properties table:display="true" style:writing-mode="lr-tb"/>
    </style:style>
    <number:number-style style:name="N8001" number:language="en" number:country="IE">
      <number:number number:decimal-places="0" number:min-integer-digits="1"/>
    </number:number-style>
    <number:percentage-style style:name="N8010" number:language="en" number:country="IE">
      <number:number number:decimal-places="0" number:min-integer-digits="1"/>
      <number:text>%</number:text>
    </number:percentage-style>
    <style:style style:name="ce1" style:family="table-cell" style:parent-style-name="Excel_20_Built-in_20_Normal_20_1">
      <style:table-cell-properties fo:background-color="#5b9b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ankGothic Md BT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ankGothic Md BT" style:font-size-complex="24pt" style:font-style-complex="normal" style:font-weight-complex="normal"/>
    </style:style>
    <style:style style:name="ce2" style:family="table-cell" style:parent-style-name="Excel_20_Built-in_20_Normal">
      <style:table-cell-properties fo:background-color="#afabab" style:diagonal-bl-tr="none" style:diagonal-tl-br="none" fo:border="none" style:rotation-align="none"/>
    </style:style>
    <style:style style:name="ce3" style:family="table-cell" style:parent-style-name="Excel_20_Built-in_20_Normal_20_1">
      <style:table-cell-properties fo:background-color="#70ad4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2f2f2" style:text-outline="false" style:text-line-through-style="none" style:font-name="Bodoni MT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Excel_20_Built-in_20_Normal_20_1">
      <style:table-cell-properties fo:background-color="#9999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_20_1">
      <style:table-cell-properties fo:background-color="#9dc3e6" style:diagonal-bl-tr="none" style:diagonal-tl-br="none" fo:border="0.035cm solid #000000" style:rotation-align="none"/>
    </style:style>
    <style:style style:name="ce6" style:family="table-cell" style:parent-style-name="Excel_20_Built-in_20_Normal_20_1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_20_1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_20_1">
      <style:table-cell-properties fo:background-color="#ffd966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_20_1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8010">
      <style:table-cell-properties fo:background-color="#ffd966" style:diagonal-bl-tr="none" style:diagonal-tl-br="none" fo:border="0.035cm solid #000000" style:rotation-align="none"/>
    </style:style>
    <style:style style:name="ce11" style:family="table-cell" style:parent-style-name="Excel_20_Built-in_20_Normal_20_1">
      <style:table-cell-properties fo:background-color="#5b9bd5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ankGothic Md BT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ankGothic Md BT" style:font-size-complex="24pt" style:font-style-complex="normal" style:font-weight-complex="normal"/>
    </style:style>
    <style:style style:name="ce12" style:family="table-cell" style:parent-style-name="Excel_20_Built-in_20_Normal">
      <style:table-cell-properties fo:background-color="#afabab" style:diagonal-bl-tr="none" style:diagonal-tl-br="none" style:rotation-align="none"/>
    </style:style>
    <style:style style:name="ce13" style:family="table-cell" style:parent-style-name="Excel_20_Built-in_20_Normal_20_1">
      <style:table-cell-properties fo:background-color="#70ad47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2f2f2" style:text-outline="false" style:text-line-through-style="none" style:font-name="Bodoni MT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Excel_20_Built-in_20_Normal_20_1">
      <style:table-cell-properties style:diagonal-bl-tr="none" style:diagonal-tl-br="none" fo:border="0.035cm solid #000000" style:rotation-align="none"/>
    </style:style>
    <style:style style:name="ce15" style:family="table-cell" style:parent-style-name="Excel_20_Built-in_20_Normal_20_1">
      <style:table-cell-properties fo:background-color="#ffd966" style:diagonal-bl-tr="none" style:diagonal-tl-br="none" fo:border="0.035cm solid #000000" style:rotation-align="none"/>
    </style:style>
    <style:style style:name="ce16" style:family="table-cell" style:parent-style-name="Excel_20_Built-in_20_Normal_20_1" style:data-style-name="N108">
      <style:table-cell-properties fo:background-color="#ffd966" style:diagonal-bl-tr="none" style:diagonal-tl-br="none" fo:border="0.035cm solid #000000" style:rotation-align="none"/>
    </style:style>
    <style:style style:name="ce17" style:family="table-cell" style:parent-style-name="Excel_20_Built-in_20_Normal_20_1" style:data-style-name="N107">
      <style:table-cell-properties style:diagonal-bl-tr="none" style:diagonal-tl-br="none" fo:border="0.035cm solid #000000" style:rotation-align="none"/>
    </style:style>
    <style:style style:name="ce18" style:family="table-cell" style:parent-style-name="Excel_20_Built-in_20_Normal_20_1">
      <style:table-cell-properties fo:background-color="#579d1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_20_1" style:data-style-name="N108">
      <style:table-cell-properties style:diagonal-bl-tr="none" style:diagonal-tl-br="none" fo:border="0.035cm solid #000000" style:rotation-align="none"/>
    </style:style>
    <style:style style:name="ce20" style:family="table-cell" style:parent-style-name="Excel_20_Built-in_20_Normal_20_1">
      <style:table-cell-properties fo:background-color="#999999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Excel_20_Built-in_20_Normal_20_1">
      <style:table-cell-properties fo:background-color="#579d1c" fo:border="0.002cm solid #000000"/>
    </style:style>
    <style:style style:name="ce22" style:family="table-cell" style:parent-style-name="Excel_20_Built-in_20_Normal_20_1" style:data-style-name="N8001">
      <style:table-cell-properties fo:background-color="#579d1c" fo:border="0.002cm solid #000000"/>
    </style:style>
    <style:style style:name="ce23" style:family="table-cell" style:parent-style-name="Excel_20_Built-in_20_Normal_20_1" style:data-style-name="N108">
      <style:table-cell-properties fo:background-color="#a9d18e"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ision Electronic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2" table:default-cell-style-name="Excel_20_Built-in_20_Normal"/>
        <table:table-column table:style-name="co4" table:default-cell-style-name="Excel_20_Built-in_20_Normal"/>
        <table:table-column table:style-name="co2" table:number-columns-repeated="1014" table:default-cell-style-name="Excel_20_Built-in_20_Normal"/>
        <table:table-row table:style-name="ro1">
          <table:table-cell table:style-name="ce1" office:value-type="string" table:number-columns-spanned="22" table:number-rows-spanned="1">
            <text:p>Vision Electronics</text:p>
          </table:table-cell>
          <table:covered-table-cell table:number-columns-repeated="21" table:style-name="ce11"/>
          <table:table-cell table:number-columns-repeated="1002"/>
        </table:table-row>
        <table:table-row table:style-name="ro2">
          <table:table-cell table:style-name="ce2" table:number-columns-spanned="22" table:number-rows-spanned="1"/>
          <table:covered-table-cell table:number-columns-repeated="21" table:style-name="ce12"/>
          <table:table-cell table:number-columns-repeated="1002"/>
        </table:table-row>
        <table:table-row table:style-name="ro3">
          <table:table-cell table:style-name="ce3" office:value-type="string" table:number-columns-spanned="22" table:number-rows-spanned="1">
            <text:p>Electrical Sales</text:p>
          </table:table-cell>
          <table:covered-table-cell table:number-columns-repeated="21" table:style-name="ce13"/>
          <table:table-cell table:number-columns-repeated="1002"/>
        </table:table-row>
        <table:table-row table:style-name="ro2" table:number-rows-repeated="4">
          <table:table-cell table:style-name="Excel_20_Built-in_20_Normal_20_1" table:number-columns-repeated="22"/>
          <table:table-cell table:number-columns-repeated="1002"/>
        </table:table-row>
        <table:table-row table:style-name="ro2">
          <table:table-cell table:style-name="ce4" office:value-type="string">
            <text:p>Employee Name</text:p>
          </table:table-cell>
          <table:table-cell table:style-name="ce4" office:value-type="string">
            <text:p>Sales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Status</text:p>
          </table:table-cell>
          <table:table-cell table:style-name="ce18" office:value-type="string">
            <text:p>Hourly Rate</text:p>
          </table:table-cell>
          <table:table-cell table:style-name="ce18" office:value-type="string">
            <text:p>Basic Pay</text:p>
          </table:table-cell>
          <table:table-cell table:style-name="ce18" office:value-type="string">
            <text:p>Commission</text:p>
          </table:table-cell>
          <table:table-cell table:style-name="ce18" office:value-type="string">
            <text:p>Total Payment</text:p>
          </table:table-cell>
          <table:table-cell table:style-name="ce18" office:value-type="string">
            <text:p>Deducted Tax</text:p>
          </table:table-cell>
          <table:table-cell table:style-name="ce18" office:value-type="string">
            <text:p>Net Income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Brooke Hanse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7" table:formula="of:=IF([.C9]&gt;20;&quot;A&quot;;IF([.C9]&lt;10;&quot;B&quot;;&quot;C&quot;))" office:value-type="string" office:string-value="B">
            <text:p>B</text:p>
          </table:table-cell>
          <table:table-cell table:style-name="ce17" table:formula="of:=LOOKUP([.D9];[.$B$24:.$D$24];[.$B$25:.$D$25])" office:value-type="currency" office:currency="EUR" office:value="4.44">
            <text:p>€4.44</text:p>
          </table:table-cell>
          <table:table-cell table:style-name="ce17" table:formula="of:=[.C9]*[.E9]" office:value-type="currency" office:currency="EUR" office:value="31.08">
            <text:p>€31.08</text:p>
          </table:table-cell>
          <table:table-cell table:style-name="ce19" table:formula="of:=IF([.B9]&gt;=18;22;IF([.B9]&gt;=10;10;0))" office:value-type="float" office:value="0">
            <text:p>€0.00</text:p>
          </table:table-cell>
          <table:table-cell table:style-name="ce17" table:formula="of:=SUM([.F9]+[.G9])" office:value-type="currency" office:currency="EUR" office:value="31.08">
            <text:p>€31.08</text:p>
          </table:table-cell>
          <table:table-cell table:style-name="ce17" table:formula="of:=[.H9]*[.$A$28]" office:value-type="currency" office:currency="EUR" office:value="6.216">
            <text:p>€6.22</text:p>
          </table:table-cell>
          <table:table-cell table:style-name="ce23" table:formula="of:=SUM([.H9]-[.I9])" office:value-type="float" office:value="24.864">
            <text:p>€24.86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Ruby Altamirano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43">
            <text:p>43</text:p>
          </table:table-cell>
          <table:table-cell table:style-name="ce17" table:formula="of:=IF([.C10]&gt;20;&quot;A&quot;;IF([.C10]&lt;10;&quot;B&quot;;&quot;C&quot;))" office:value-type="string" office:string-value="A">
            <text:p>A</text:p>
          </table:table-cell>
          <table:table-cell table:style-name="ce17" table:formula="of:=LOOKUP([.D10];[.$B$24:.$D$24];[.$B$25:.$D$25])" office:value-type="currency" office:currency="EUR" office:value="8.65">
            <text:p>€8.65</text:p>
          </table:table-cell>
          <table:table-cell table:style-name="ce17" table:formula="of:=[.C10]*[.E10]" office:value-type="currency" office:currency="EUR" office:value="371.95">
            <text:p>€371.95</text:p>
          </table:table-cell>
          <table:table-cell table:style-name="ce19" table:formula="of:=IF([.B10]&gt;=18;22;IF([.B10]&gt;=10;10;0))" office:value-type="float" office:value="22">
            <text:p>€22.00</text:p>
          </table:table-cell>
          <table:table-cell table:style-name="ce17" table:formula="of:=SUM([.F10]+[.G10])" office:value-type="currency" office:currency="EUR" office:value="393.95">
            <text:p>€393.95</text:p>
          </table:table-cell>
          <table:table-cell table:style-name="ce17" table:formula="of:=[.H10]*[.$A$28]" office:value-type="currency" office:currency="EUR" office:value="78.79">
            <text:p>€78.79</text:p>
          </table:table-cell>
          <table:table-cell table:style-name="ce23" table:formula="of:=SUM([.H10]-[.I10])" office:value-type="float" office:value="315.16">
            <text:p>€315.16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Brian Corcoran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31">
            <text:p>31</text:p>
          </table:table-cell>
          <table:table-cell table:style-name="ce17" table:formula="of:=IF([.C11]&gt;20;&quot;A&quot;;IF([.C11]&lt;10;&quot;B&quot;;&quot;C&quot;))" office:value-type="string" office:string-value="A">
            <text:p>A</text:p>
          </table:table-cell>
          <table:table-cell table:style-name="ce17" table:formula="of:=LOOKUP([.D11];[.$B$24:.$D$24];[.$B$25:.$D$25])" office:value-type="currency" office:currency="EUR" office:value="8.65">
            <text:p>€8.65</text:p>
          </table:table-cell>
          <table:table-cell table:style-name="ce17" table:formula="of:=[.C11]*[.E11]" office:value-type="currency" office:currency="EUR" office:value="268.15">
            <text:p>€268.15</text:p>
          </table:table-cell>
          <table:table-cell table:style-name="ce19" table:formula="of:=IF([.B11]&gt;=18;22;IF([.B11]&gt;=10;10;0))" office:value-type="float" office:value="10">
            <text:p>€10.00</text:p>
          </table:table-cell>
          <table:table-cell table:style-name="ce17" table:formula="of:=SUM([.F11]+[.G11])" office:value-type="currency" office:currency="EUR" office:value="278.15">
            <text:p>€278.15</text:p>
          </table:table-cell>
          <table:table-cell table:style-name="ce17" table:formula="of:=[.H11]*[.$A$28]" office:value-type="currency" office:currency="EUR" office:value="55.63">
            <text:p>€55.63</text:p>
          </table:table-cell>
          <table:table-cell table:style-name="ce23" table:formula="of:=SUM([.H11]-[.I11])" office:value-type="float" office:value="222.52">
            <text:p>€222.52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Craig Anderson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47">
            <text:p>47</text:p>
          </table:table-cell>
          <table:table-cell table:style-name="ce17" table:formula="of:=IF([.C12]&gt;20;&quot;A&quot;;IF([.C12]&lt;10;&quot;B&quot;;&quot;C&quot;))" office:value-type="string" office:string-value="A">
            <text:p>A</text:p>
          </table:table-cell>
          <table:table-cell table:style-name="ce17" table:formula="of:=LOOKUP([.D12];[.$B$24:.$D$24];[.$B$25:.$D$25])" office:value-type="currency" office:currency="EUR" office:value="8.65">
            <text:p>€8.65</text:p>
          </table:table-cell>
          <table:table-cell table:style-name="ce17" table:formula="of:=[.C12]*[.E12]" office:value-type="currency" office:currency="EUR" office:value="406.55">
            <text:p>€406.55</text:p>
          </table:table-cell>
          <table:table-cell table:style-name="ce19" table:formula="of:=IF([.B12]&gt;=18;22;IF([.B12]&gt;=10;10;0))" office:value-type="float" office:value="22">
            <text:p>€22.00</text:p>
          </table:table-cell>
          <table:table-cell table:style-name="ce17" table:formula="of:=SUM([.F12]+[.G12])" office:value-type="currency" office:currency="EUR" office:value="428.55">
            <text:p>€428.55</text:p>
          </table:table-cell>
          <table:table-cell table:style-name="ce17" table:formula="of:=[.H12]*[.$A$28]" office:value-type="currency" office:currency="EUR" office:value="85.71">
            <text:p>€85.71</text:p>
          </table:table-cell>
          <table:table-cell table:style-name="ce23" table:formula="of:=SUM([.H12]-[.I12])" office:value-type="float" office:value="342.84">
            <text:p>€342.84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Chris Spencer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5">
            <text:p>15</text:p>
          </table:table-cell>
          <table:table-cell table:style-name="ce17" table:formula="of:=IF([.C13]&gt;20;&quot;A&quot;;IF([.C13]&lt;10;&quot;B&quot;;&quot;C&quot;))" office:value-type="string" office:string-value="C">
            <text:p>C</text:p>
          </table:table-cell>
          <table:table-cell table:style-name="ce17" table:formula="of:=LOOKUP([.D13];[.$B$24:.$D$24];[.$B$25:.$D$25])" office:value-type="currency" office:currency="EUR" office:value="6.92">
            <text:p>€6.92</text:p>
          </table:table-cell>
          <table:table-cell table:style-name="ce17" table:formula="of:=[.C13]*[.E13]" office:value-type="currency" office:currency="EUR" office:value="103.8">
            <text:p>€103.80</text:p>
          </table:table-cell>
          <table:table-cell table:style-name="ce19" table:formula="of:=IF([.B13]&gt;=18;22;IF([.B13]&gt;=10;10;0))" office:value-type="float" office:value="10">
            <text:p>€10.00</text:p>
          </table:table-cell>
          <table:table-cell table:style-name="ce17" table:formula="of:=SUM([.F13]+[.G13])" office:value-type="currency" office:currency="EUR" office:value="113.8">
            <text:p>€113.80</text:p>
          </table:table-cell>
          <table:table-cell table:style-name="ce17" table:formula="of:=[.H13]*[.$A$28]" office:value-type="currency" office:currency="EUR" office:value="22.76">
            <text:p>€22.76</text:p>
          </table:table-cell>
          <table:table-cell table:style-name="ce23" table:formula="of:=SUM([.H13]-[.I13])" office:value-type="float" office:value="91.04">
            <text:p>€91.04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Adam Byrne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32">
            <text:p>32</text:p>
          </table:table-cell>
          <table:table-cell table:style-name="ce17" table:formula="of:=IF([.C14]&gt;20;&quot;A&quot;;IF([.C14]&lt;10;&quot;B&quot;;&quot;C&quot;))" office:value-type="string" office:string-value="A">
            <text:p>A</text:p>
          </table:table-cell>
          <table:table-cell table:style-name="ce17" table:formula="of:=LOOKUP([.D14];[.$B$24:.$D$24];[.$B$25:.$D$25])" office:value-type="currency" office:currency="EUR" office:value="8.65">
            <text:p>€8.65</text:p>
          </table:table-cell>
          <table:table-cell table:style-name="ce17" table:formula="of:=[.C14]*[.E14]" office:value-type="currency" office:currency="EUR" office:value="276.8">
            <text:p>€276.80</text:p>
          </table:table-cell>
          <table:table-cell table:style-name="ce19" table:formula="of:=IF([.B14]&gt;=18;22;IF([.B14]&gt;=10;10;0))" office:value-type="float" office:value="22">
            <text:p>€22.00</text:p>
          </table:table-cell>
          <table:table-cell table:style-name="ce17" table:formula="of:=SUM([.F14]+[.G14])" office:value-type="currency" office:currency="EUR" office:value="298.8">
            <text:p>€298.80</text:p>
          </table:table-cell>
          <table:table-cell table:style-name="ce17" table:formula="of:=[.H14]*[.$A$28]" office:value-type="currency" office:currency="EUR" office:value="59.76">
            <text:p>€59.76</text:p>
          </table:table-cell>
          <table:table-cell table:style-name="ce23" table:formula="of:=SUM([.H14]-[.I14])" office:value-type="float" office:value="239.04">
            <text:p>€239.04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Marieanna Quinn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40">
            <text:p>40</text:p>
          </table:table-cell>
          <table:table-cell table:style-name="ce17" table:formula="of:=IF([.C15]&gt;20;&quot;A&quot;;IF([.C15]&lt;10;&quot;B&quot;;&quot;C&quot;))" office:value-type="string" office:string-value="A">
            <text:p>A</text:p>
          </table:table-cell>
          <table:table-cell table:style-name="ce17" table:formula="of:=LOOKUP([.D15];[.$B$24:.$D$24];[.$B$25:.$D$25])" office:value-type="currency" office:currency="EUR" office:value="8.65">
            <text:p>€8.65</text:p>
          </table:table-cell>
          <table:table-cell table:style-name="ce17" table:formula="of:=[.C15]*[.E15]" office:value-type="currency" office:currency="EUR" office:value="346">
            <text:p>€346.00</text:p>
          </table:table-cell>
          <table:table-cell table:style-name="ce19" table:formula="of:=IF([.B15]&gt;=18;22;IF([.B15]&gt;=10;10;0))" office:value-type="float" office:value="10">
            <text:p>€10.00</text:p>
          </table:table-cell>
          <table:table-cell table:style-name="ce17" table:formula="of:=SUM([.F15]+[.G15])" office:value-type="currency" office:currency="EUR" office:value="356">
            <text:p>€356.00</text:p>
          </table:table-cell>
          <table:table-cell table:style-name="ce17" table:formula="of:=[.H15]*[.$A$28]" office:value-type="currency" office:currency="EUR" office:value="71.2">
            <text:p>€71.20</text:p>
          </table:table-cell>
          <table:table-cell table:style-name="ce23" table:formula="of:=SUM([.H15]-[.I15])" office:value-type="float" office:value="284.8">
            <text:p>€284.80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Craig MacKenzie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3">
            <text:p>23</text:p>
          </table:table-cell>
          <table:table-cell table:style-name="ce17" table:formula="of:=IF([.C16]&gt;20;&quot;A&quot;;IF([.C16]&lt;10;&quot;B&quot;;&quot;C&quot;))" office:value-type="string" office:string-value="A">
            <text:p>A</text:p>
          </table:table-cell>
          <table:table-cell table:style-name="ce17" table:formula="of:=LOOKUP([.D16];[.$B$24:.$D$24];[.$B$25:.$D$25])" office:value-type="currency" office:currency="EUR" office:value="8.65">
            <text:p>€8.65</text:p>
          </table:table-cell>
          <table:table-cell table:style-name="ce17" table:formula="of:=[.C16]*[.E16]" office:value-type="currency" office:currency="EUR" office:value="198.95">
            <text:p>€198.95</text:p>
          </table:table-cell>
          <table:table-cell table:style-name="ce19" table:formula="of:=IF([.B16]&gt;=18;22;IF([.B16]&gt;=10;10;0))" office:value-type="float" office:value="10">
            <text:p>€10.00</text:p>
          </table:table-cell>
          <table:table-cell table:style-name="ce17" table:formula="of:=SUM([.F16]+[.G16])" office:value-type="currency" office:currency="EUR" office:value="208.95">
            <text:p>€208.95</text:p>
          </table:table-cell>
          <table:table-cell table:style-name="ce17" table:formula="of:=[.H16]*[.$A$28]" office:value-type="currency" office:currency="EUR" office:value="41.79">
            <text:p>€41.79</text:p>
          </table:table-cell>
          <table:table-cell table:style-name="ce23" table:formula="of:=SUM([.H16]-[.I16])" office:value-type="float" office:value="167.16">
            <text:p>€167.16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Katherine Merritt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5">
            <text:p>15</text:p>
          </table:table-cell>
          <table:table-cell table:style-name="ce17" table:formula="of:=IF([.C17]&gt;20;&quot;A&quot;;IF([.C17]&lt;10;&quot;B&quot;;&quot;C&quot;))" office:value-type="string" office:string-value="C">
            <text:p>C</text:p>
          </table:table-cell>
          <table:table-cell table:style-name="ce17" table:formula="of:=LOOKUP([.D17];[.$B$24:.$D$24];[.$B$25:.$D$25])" office:value-type="currency" office:currency="EUR" office:value="6.92">
            <text:p>€6.92</text:p>
          </table:table-cell>
          <table:table-cell table:style-name="ce17" table:formula="of:=[.C17]*[.E17]" office:value-type="currency" office:currency="EUR" office:value="103.8">
            <text:p>€103.80</text:p>
          </table:table-cell>
          <table:table-cell table:style-name="ce19" table:formula="of:=IF([.B17]&gt;=18;22;IF([.B17]&gt;=10;10;0))" office:value-type="float" office:value="0">
            <text:p>€0.00</text:p>
          </table:table-cell>
          <table:table-cell table:style-name="ce17" table:formula="of:=SUM([.F17]+[.G17])" office:value-type="currency" office:currency="EUR" office:value="103.8">
            <text:p>€103.80</text:p>
          </table:table-cell>
          <table:table-cell table:style-name="ce17" table:formula="of:=[.H17]*[.$A$28]" office:value-type="currency" office:currency="EUR" office:value="20.76">
            <text:p>€20.76</text:p>
          </table:table-cell>
          <table:table-cell table:style-name="ce23" table:formula="of:=SUM([.H17]-[.I17])" office:value-type="float" office:value="83.04">
            <text:p>€83.04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Christopher Mulready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9">
            <text:p>19</text:p>
          </table:table-cell>
          <table:table-cell table:style-name="ce17" table:formula="of:=IF([.C18]&gt;20;&quot;A&quot;;IF([.C18]&lt;10;&quot;B&quot;;&quot;C&quot;))" office:value-type="string" office:string-value="C">
            <text:p>C</text:p>
          </table:table-cell>
          <table:table-cell table:style-name="ce17" table:formula="of:=LOOKUP([.D18];[.$B$24:.$D$24];[.$B$25:.$D$25])" office:value-type="currency" office:currency="EUR" office:value="6.92">
            <text:p>€6.92</text:p>
          </table:table-cell>
          <table:table-cell table:style-name="ce17" table:formula="of:=[.C18]*[.E18]" office:value-type="currency" office:currency="EUR" office:value="131.48">
            <text:p>€131.48</text:p>
          </table:table-cell>
          <table:table-cell table:style-name="ce19" table:formula="of:=IF([.B18]&gt;=18;22;IF([.B18]&gt;=10;10;0))" office:value-type="float" office:value="22">
            <text:p>€22.00</text:p>
          </table:table-cell>
          <table:table-cell table:style-name="ce17" table:formula="of:=SUM([.F18]+[.G18])" office:value-type="currency" office:currency="EUR" office:value="153.48">
            <text:p>€153.48</text:p>
          </table:table-cell>
          <table:table-cell table:style-name="ce17" table:formula="of:=[.H18]*[.$A$28]" office:value-type="currency" office:currency="EUR" office:value="30.696">
            <text:p>€30.70</text:p>
          </table:table-cell>
          <table:table-cell table:style-name="ce23" table:formula="of:=SUM([.H18]-[.I18])" office:value-type="float" office:value="122.784">
            <text:p>€122.78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Glen Patterson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7" table:formula="of:=IF([.C19]&gt;20;&quot;A&quot;;IF([.C19]&lt;10;&quot;B&quot;;&quot;C&quot;))" office:value-type="string" office:string-value="B">
            <text:p>B</text:p>
          </table:table-cell>
          <table:table-cell table:style-name="ce17" table:formula="of:=LOOKUP([.D19];[.$B$24:.$D$24];[.$B$25:.$D$25])" office:value-type="currency" office:currency="EUR" office:value="4.44">
            <text:p>€4.44</text:p>
          </table:table-cell>
          <table:table-cell table:style-name="ce17" table:formula="of:=[.C19]*[.E19]" office:value-type="currency" office:currency="EUR" office:value="31.08">
            <text:p>€31.08</text:p>
          </table:table-cell>
          <table:table-cell table:style-name="ce19" table:formula="of:=IF([.B19]&gt;=18;22;IF([.B19]&gt;=10;10;0))" office:value-type="float" office:value="0">
            <text:p>€0.00</text:p>
          </table:table-cell>
          <table:table-cell table:style-name="ce17" table:formula="of:=SUM([.F19]+[.G19])" office:value-type="currency" office:currency="EUR" office:value="31.08">
            <text:p>€31.08</text:p>
          </table:table-cell>
          <table:table-cell table:style-name="ce17" table:formula="of:=[.H19]*[.$A$28]" office:value-type="currency" office:currency="EUR" office:value="6.216">
            <text:p>€6.22</text:p>
          </table:table-cell>
          <table:table-cell table:style-name="ce23" table:formula="of:=SUM([.H19]-[.I19])" office:value-type="float" office:value="24.864">
            <text:p>€24.86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>
          <table:table-cell table:style-name="ce5" office:value-type="string">
            <text:p>Shane Matthews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45">
            <text:p>45</text:p>
          </table:table-cell>
          <table:table-cell table:style-name="ce17" table:formula="of:=IF([.C20]&gt;20;&quot;A&quot;;IF([.C20]&lt;10;&quot;B&quot;;&quot;C&quot;))" office:value-type="string" office:string-value="A">
            <text:p>A</text:p>
          </table:table-cell>
          <table:table-cell table:style-name="ce17" table:formula="of:=LOOKUP([.D20];[.$B$24:.$D$24];[.$B$25:.$D$25])" office:value-type="currency" office:currency="EUR" office:value="8.65">
            <text:p>€8.65</text:p>
          </table:table-cell>
          <table:table-cell table:style-name="ce17" table:formula="of:=[.C20]*[.E20]" office:value-type="currency" office:currency="EUR" office:value="389.25">
            <text:p>€389.25</text:p>
          </table:table-cell>
          <table:table-cell table:style-name="ce19" table:formula="of:=IF([.B20]&gt;=18;22;IF([.B20]&gt;=10;10;0))" office:value-type="float" office:value="22">
            <text:p>€22.00</text:p>
          </table:table-cell>
          <table:table-cell table:style-name="ce17" table:formula="of:=SUM([.F20]+[.G20])" office:value-type="currency" office:currency="EUR" office:value="411.25">
            <text:p>€411.25</text:p>
          </table:table-cell>
          <table:table-cell table:style-name="ce17" table:formula="of:=[.H20]*[.$A$28]" office:value-type="currency" office:currency="EUR" office:value="82.25">
            <text:p>€82.25</text:p>
          </table:table-cell>
          <table:table-cell table:style-name="ce23" table:formula="of:=SUM([.H20]-[.I20])" office:value-type="float" office:value="329">
            <text:p>€329.00</text:p>
          </table:table-cell>
          <table:table-cell table:style-name="Excel_20_Built-in_20_Normal_20_1" table:number-columns-repeated="12"/>
          <table:table-cell table:number-columns-repeated="1002"/>
        </table:table-row>
        <table:table-row table:style-name="ro2" table:number-rows-repeated="2">
          <table:table-cell table:style-name="Excel_20_Built-in_20_Normal_20_1" table:number-columns-repeated="22"/>
          <table:table-cell table:number-columns-repeated="1002"/>
        </table:table-row>
        <table:table-row table:style-name="ro2">
          <table:table-cell table:style-name="ce6" office:value-type="string">
            <text:p>Hourly Rates:</text:p>
          </table:table-cell>
          <table:table-cell table:style-name="ce6" office:value-type="string">
            <text:p>Full Time</text:p>
          </table:table-cell>
          <table:table-cell table:style-name="ce6" office:value-type="string">
            <text:p>Part Time</text:p>
          </table:table-cell>
          <table:table-cell table:style-name="ce6" office:value-type="string">
            <text:p>Drop In</text:p>
          </table:table-cell>
          <table:table-cell table:style-name="Excel_20_Built-in_20_Normal_20_1" table:number-columns-repeated="2"/>
          <table:table-cell table:style-name="ce20" office:value-type="string">
            <text:p>Top Sales</text:p>
          </table:table-cell>
          <table:table-cell table:style-name="ce20" office:value-type="string">
            <text:p>Lowest Sales</text:p>
          </table:table-cell>
          <table:table-cell table:style-name="ce20" office:value-type="string">
            <text:p>Average Sales</text:p>
          </table:table-cell>
          <table:table-cell table:style-name="Excel_20_Built-in_20_Normal_20_1" table:number-columns-repeated="13"/>
          <table:table-cell table:number-columns-repeated="1002"/>
        </table:table-row>
        <table:table-row table:style-name="ro2">
          <table:table-cell table:style-name="ce7" office:value-type="string">
            <text:p>Code: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C</text:p>
          </table:table-cell>
          <table:table-cell table:style-name="Excel_20_Built-in_20_Normal_20_1" table:number-columns-repeated="2"/>
          <table:table-cell table:style-name="ce21" table:formula="of:=MAX([.B9:.B20])" office:value-type="float" office:value="31">
            <text:p>31</text:p>
          </table:table-cell>
          <table:table-cell table:style-name="ce21" table:formula="of:=MIN([.B9:.B20])" office:value-type="float" office:value="0">
            <text:p>0</text:p>
          </table:table-cell>
          <table:table-cell table:style-name="ce22" table:formula="of:=AVERAGE([.B9:.B20])" office:value-type="float" office:value="14.6666666666667">
            <text:p>15</text:p>
          </table:table-cell>
          <table:table-cell table:style-name="Excel_20_Built-in_20_Normal_20_1" table:number-columns-repeated="13"/>
          <table:table-cell table:number-columns-repeated="1002"/>
        </table:table-row>
        <table:table-row table:style-name="ro2">
          <table:table-cell table:style-name="ce8" office:value-type="string">
            <text:p>Rate:</text:p>
          </table:table-cell>
          <table:table-cell table:style-name="ce16" office:value-type="float" office:value="8.65">
            <text:p>€8.65</text:p>
          </table:table-cell>
          <table:table-cell table:style-name="ce16" office:value-type="float" office:value="4.44">
            <text:p>€4.44</text:p>
          </table:table-cell>
          <table:table-cell table:style-name="ce16" office:value-type="float" office:value="6.92">
            <text:p>€6.92</text:p>
          </table:table-cell>
          <table:table-cell table:style-name="Excel_20_Built-in_20_Normal_20_1" table:number-columns-repeated="18"/>
          <table:table-cell table:number-columns-repeated="1002"/>
        </table:table-row>
        <table:table-row table:style-name="ro2">
          <table:table-cell table:style-name="Excel_20_Built-in_20_Normal_20_1" table:number-columns-repeated="22"/>
          <table:table-cell table:number-columns-repeated="1002"/>
        </table:table-row>
        <table:table-row table:style-name="ro2">
          <table:table-cell table:style-name="ce9" office:value-type="string">
            <text:p>Tax Rate:</text:p>
          </table:table-cell>
          <table:table-cell table:style-name="Excel_20_Built-in_20_Normal_20_1" table:number-columns-repeated="21"/>
          <table:table-cell table:number-columns-repeated="1002"/>
        </table:table-row>
        <table:table-row table:style-name="ro2">
          <table:table-cell table:style-name="ce10" office:value-type="percentage" office:value="0.2">
            <text:p>20%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">
          <table:table-cell table:style-name="Excel_20_Built-in_20_Normal_20_1" table:number-columns-repeated="5"/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doni MT" svg:font-family="'Bodoni MT'" style:font-family-generic="roman" style:font-pitch="variable"/>
    <style:font-face style:name="Arial" svg:font-family="Arial" style:font-family-generic="swiss" style:font-pitch="variable"/>
    <style:font-face style:name="BankGothic Md BT" svg:font-family="'BankGothic Md BT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min-integer-digits="1"/>
      <number:text/>
    </number:number-style>
    <number:currency-style style:name="N1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9P0"/>
    </number:currency-style>
    <number:number-style style:name="N8000" number:language="en" number:country="IE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text>€</number:text>
      <number:number number:decimal-places="2" number:min-integer-digits="1" number:grouping="true"/>
    </number:number-style>
    <number:number-style style:name="N108">
      <style:text-properties fo:color="#ff0000"/>
      <number:text>€</number:text>
      <number:number number:decimal-places="2" number:min-integer-digits="1" number:grouping="true"/>
      <style:map style:condition="value()&gt;=0" style:apply-style-name="N108P0"/>
    </number:number-style>
    <number:number-style style:name="N8106P0" style:volatile="true" number:language="en" number:country="IE">
      <number:text>€</number:text>
      <number:number number:decimal-places="0" number:min-integer-digits="1" number:grouping="true"/>
    </number:number-style>
    <number:number-style style:name="N8106" number:language="en" number:country="IE">
      <number:text>-€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E">
      <number:text>€</number:text>
      <number:number number:decimal-places="0" number:min-integer-digits="1" number:grouping="true"/>
    </number:number-style>
    <number:number-style style:name="N8107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E">
      <number:text>€</number:text>
      <number:number number:decimal-places="2" number:min-integer-digits="1" number:grouping="true"/>
    </number:number-style>
    <number:number-style style:name="N8108" number:language="en" number:country="IE">
      <number:text>-€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E">
      <number:text>€</number:text>
      <number:number number:decimal-places="2" number:min-integer-digits="1" number:grouping="true"/>
    </number:number-style>
    <number:number-style style:name="N8109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11" number:language="en" number:country="IE">
      <number:day number:style="long"/>
      <number:text>-</number:text>
      <number:month number:textual="true"/>
    </number:date-style>
    <number:date-style style:name="N8112" number:language="en" number:country="IE">
      <number:month number:textual="true"/>
      <number:text>-</number:text>
      <number:year/>
    </number:date-style>
    <number:time-style style:name="N8113" number:language="en" number:country="IE">
      <number:hours/>
      <number:text>:</number:text>
      <number:minutes number:style="long"/>
      <number:text> </number:text>
      <number:am-pm/>
    </number:time-style>
    <number:time-style style:name="N8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IE">
      <number:number number:decimal-places="0" number:min-integer-digits="1" number:grouping="true"/>
    </number:number-style>
    <number:number-style style:name="N8116" number:language="en" number:country="IE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number number:decimal-places="0" number:min-integer-digits="1" number:grouping="true"/>
    </number:number-style>
    <number:number-style style:name="N8117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E">
      <number:number number:decimal-places="2" number:min-integer-digits="1" number:grouping="true"/>
    </number:number-style>
    <number:number-style style:name="N8118" number:language="en" number:country="IE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E">
      <number:number number:decimal-places="2" number:min-integer-digits="1" number:grouping="true"/>
    </number:number-style>
    <number:number-style style:name="N8119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IE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IE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IE">
      <number:text> - </number:text>
    </number:number-style>
    <number:text-style style:name="N8120" number:language="en" number:country="I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IE">
      <number:text> €</number:text>
      <number:number number:decimal-places="0" number:min-integer-digits="1" number:grouping="true"/>
      <number:text> </number:text>
    </number:number-style>
    <number:number-style style:name="N8121P1" style:volatile="true" number:language="en" number:country="IE">
      <number:text>-€</number:text>
      <number:number number:decimal-places="0" number:min-integer-digits="1" number:grouping="true"/>
      <number:text> </number:text>
    </number:number-style>
    <number:number-style style:name="N8121P2" style:volatile="true" number:language="en" number:country="IE">
      <number:text> €- </number:text>
    </number:number-style>
    <number:text-style style:name="N8121" number:language="en" number:country="I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n" number:country="IE">
      <number:text> </number:text>
      <number:number number:decimal-places="2" number:min-integer-digits="1" number:grouping="true"/>
      <number:text> </number:text>
    </number:number-style>
    <number:number-style style:name="N8122P1" style:volatile="true" number:language="en" number:country="IE">
      <number:text>-</number:text>
      <number:number number:decimal-places="2" number:min-integer-digits="1" number:grouping="true"/>
      <number:text> </number:text>
    </number:number-style>
    <number:number-style style:name="N8122P2" style:volatile="true" number:language="en" number:country="IE">
      <number:text> -</number:text>
      <number:number number:decimal-places="0" number:min-integer-digits="0"/>
      <number:text> </number:text>
    </number:number-style>
    <number:text-style style:name="N8122" number:language="en" number:country="I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n" number:country="IE">
      <number:text> €</number:text>
      <number:number number:decimal-places="2" number:min-integer-digits="1" number:grouping="true"/>
      <number:text> </number:text>
    </number:number-style>
    <number:number-style style:name="N8123P1" style:volatile="true" number:language="en" number:country="IE">
      <number:text>-€</number:text>
      <number:number number:decimal-places="2" number:min-integer-digits="1" number:grouping="true"/>
      <number:text> </number:text>
    </number:number-style>
    <number:number-style style:name="N8123P2" style:volatile="true" number:language="en" number:country="IE">
      <number:text> €-</number:text>
      <number:number number:decimal-places="0" number:min-integer-digits="0"/>
      <number:text> </number:text>
    </number:number-style>
    <number:text-style style:name="N8123" number:language="en" number:country="I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en" number:country="IE">
      <number:minutes number:style="long"/>
      <number:text>:</number:text>
      <number:seconds number:style="long"/>
    </number:time-style>
    <number:time-style style:name="N8125" number:language="en" number:country="I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en" number:country="IE">
      <number:minutes number:style="long"/>
      <number:text>:</number:text>
      <number:seconds number:style="long" number:decimal-places="1"/>
    </number:time-style>
    <number:number-style style:name="N8127" number:language="en" number:country="I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/11/2014</text:date>, <text:time>13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sion_20_Electronics" style:display-name="PageStyle_Vision Electron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8T13:18:11.69</dc:date>
    <dc:creator>Joey Tierney</dc:creator>
    <meta:document-statistic meta:table-count="1" meta:cell-count="152" meta:object-count="0"/>
    <meta:generator>OpenOffice/4.1.1$Win32 OpenOffice.org_project/411m6$Build-9775</meta:generator>
  </office:meta>
</office:document-meta>
</file>